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6.661cm" fo:min-width="16.119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5.353cm" fo:padding-top="0.115cm" fo:padding-bottom="0.115cm" fo:padding-left="0.24cm" fo:padding-right="0.24cm" fo:wrap-option="wrap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860d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8cm" svg:stroke-color="#000000" draw:stroke-linejoin="miter" draw:fill="solid" draw:fill-color="#4472c4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55215b" draw:textarea-horizontal-align="justify" draw:textarea-vertical-align="middle" draw:auto-grow-height="false" fo:min-height="1.603cm" fo:min-width="14.42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draw:stroke-dash="Double_20_Dash_20__28_Rounded_29_" svg:stroke-width="0.124cm" svg:stroke-color="#ff860d" draw:marker-start-width="0.286cm" draw:marker-end-width="0.286cm" draw:stroke-linejoin="miter" svg:stroke-linecap="round" draw:fill="solid" draw:fill-color="#ffffff" draw:textarea-vertical-align="middle" draw:auto-grow-height="false" draw:fit-to-size="false" style:shrink-to-fit="false" fo:min-height="7.716cm" fo:min-width="14.015cm" fo:padding-top="0.15cm" fo:padding-bottom="0.15cm" fo:padding-left="0.275cm" fo:padding-right="0.275cm" fo:wrap-option="wrap"/>
    </style:style>
    <style:style style:name="gr16" style:family="graphic" style:parent-style-name="standard">
      <style:graphic-properties draw:stroke="solid" draw:stroke-dash="Double_20_Dash_20__28_Rounded_29_" svg:stroke-width="0.106cm" svg:stroke-color="#ff860d" draw:marker-start-width="0.252cm" draw:marker-end-width="0.252cm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42cm" fo:padding-bottom="0.142cm" fo:padding-left="0.267cm" fo:padding-right="0.267cm" fo:wrap-option="wrap"/>
      <style:paragraph-properties style:writing-mode="lr-tb"/>
    </style:style>
    <style:style style:name="gr17" style:family="graphic" style:parent-style-name="standard">
      <style:graphic-properties draw:stroke="solid" draw:stroke-dash="Double_20_Dash_20__28_Rounded_29_" svg:stroke-width="0.106cm" svg:stroke-color="#ff860d" draw:marker-start-width="0.279cm" draw:marker-end-width="0.279cm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51cm" fo:padding-bottom="0.151cm" fo:padding-left="0.276cm" fo:padding-right="0.276cm" fo:wrap-option="wrap"/>
    </style:style>
    <style:style style:name="gr18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dash" draw:stroke-dash="Dashed_20__28_var_29__20_5" svg:stroke-width="0.088cm" svg:stroke-color="#00000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28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2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0" style:family="graphic" style:parent-style-name="standard">
      <style:graphic-properties draw:stroke="solid" draw:stroke-dash="Double_20_Dash_20__28_Rounded_29_" svg:stroke-width="0.051cm" svg:stroke-color="#000000" draw:marker-start-width="0.178cm" draw:marker-end-width="0.178cm" draw:stroke-linejoin="miter" svg:stroke-linecap="round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1" style:family="graphic" style:parent-style-name="standard">
      <style:graphic-properties draw:stroke="solid" draw:stroke-dash="Double_20_Dash_20__28_Rounded_29_" svg:stroke-width="0.071cm" svg:stroke-color="#000000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draw:stroke-dash="Double_20_Dash_20__28_Rounded_29_" svg:stroke-width="0.053cm" svg:stroke-color="#000000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6cm" fo:padding-bottom="0.16cm" fo:padding-left="0.285cm" fo:padding-right="0.285cm" fo:wrap-option="wrap"/>
    </style:style>
    <style:style style:name="gr34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783cm" fo:min-width="0.639cm" fo:padding-top="0.16cm" fo:padding-bottom="0.16cm" fo:padding-left="0.285cm" fo:padding-right="0.285cm" fo:wrap-option="wrap"/>
    </style:style>
    <style:style style:name="gr35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6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c00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9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ffc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41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42cm" fo:padding-bottom="0.142cm" fo:padding-left="0.267cm" fo:padding-right="0.267cm" fo:wrap-option="wrap"/>
      <style:paragraph-properties style:writing-mode="lr-tb"/>
    </style:style>
    <style:style style:name="gr46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f2f2f2" draw:textarea-vertical-align="middle" draw:auto-grow-height="false" draw:fit-to-size="false" style:shrink-to-fit="false" fo:min-height="1.724cm" fo:min-width="0.651cm" fo:padding-top="0.142cm" fo:padding-bottom="0.142cm" fo:padding-left="0.267cm" fo:padding-right="0.267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f860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11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-color="#55215b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19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20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25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8.415cm" svg:height="18.707cm" svg:x="8.572cm" svg:y="1.9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" draw:style-name="gr2" draw:text-style-name="P1" draw:layer="layout" svg:width="5.832cm" svg:height="8.045cm" svg:x="19.382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2" draw:layer="layout" svg:width="4.448cm" svg:height="3.77cm" svg:x="20.0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4" draw:layer="layout" svg:width="3.057cm" svg:height="1.032cm" svg:x="20.778cm" svg:y="14.0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5" draw:layer="layout" svg:width="2.675cm" svg:height="1.013cm" svg:x="20.946cm" svg:y="12.363cm">
          <text:p text:style-name="P3"><text:span text:style-name="T2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6" draw:layer="layout" svg:width="1.132cm" svg:height="1.955cm" svg:x="20.059cm" svg:y="10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8" draw:layer="layout" svg:width="2.269cm" svg:height="0.843cm" draw:transform="rotate (1.5707963267949) translate (20.158cm 12.484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" draw:layer="layout" svg:width="5.832cm" svg:height="8.045cm" svg:x="10.282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10" draw:layer="layout" svg:width="3.005cm" svg:height="1.013cm" svg:x="16.192cm" svg:y="7.242cm">
          <text:p text:style-name="P9"><text:span text:style-name="T4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8" draw:text-style-name="P11" draw:layer="layout" svg:width="1.609cm" svg:height="1.609cm" svg:x="11.4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4" draw:text-style-name="P4" draw:layer="layout" svg:width="3.057cm" svg:height="1.032cm" svg:x="11.678cm" svg:y="14.0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5" draw:text-style-name="P12" draw:layer="layout" svg:width="2.675cm" svg:height="1.013cm" svg:x="11.847cm" svg:y="12.363cm">
          <text:p text:style-name="P3"><text:span text:style-name="T2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9" draw:text-style-name="P13" draw:layer="layout" svg:x1="12.226cm" svg:y1="8.284cm" svg:x2="12.226cm" svg:y2="12.344cm">
          <text:p/>
        </draw:line>
        <draw:custom-shape draw:name="Oval 135" draw:style-name="gr8" draw:text-style-name="P11" draw:layer="layout" svg:width="1.609cm" svg:height="1.609cm" svg:x="13.2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9" draw:text-style-name="P13" draw:layer="layout" svg:x1="16.192cm" svg:y1="6.35cm" svg:x2="14.809cm" svg:y2="7.164cm">
          <text:p/>
        </draw:line>
        <draw:custom-shape draw:name="Rectangle: Rounded Corners 144" draw:style-name="gr10" draw:text-style-name="P4" draw:layer="layout" svg:width="2.596cm" svg:height="1.102cm" svg:x="11.834cm" svg:y="4.445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47" draw:style-name="gr10" draw:text-style-name="P4" draw:layer="layout" svg:width="2.596cm" svg:height="1.102cm" svg:x="21.709cm" svg:y="4.45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150" draw:style-name="gr11" draw:text-style-name="P13" draw:layer="layout" svg:x1="13.148cm" svg:y1="5.547cm" svg:x2="13.616cm" svg:y2="6.798cm">
          <text:p/>
        </draw:line>
        <draw:custom-shape draw:name="TextBox 175" draw:style-name="gr5" draw:text-style-name="P5" draw:layer="layout" svg:width="3.395cm" svg:height="1.775cm" svg:x="15.918cm" svg:y="1.805cm">
          <text:p text:style-name="P14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6" draw:layer="layout" svg:width="1.132cm" svg:height="1.955cm" svg:x="10.959cm" svg:y="10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8" draw:layer="layout" svg:width="2.269cm" svg:height="0.843cm" draw:transform="rotate (1.5707963267949) translate (11.058cm 12.484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1" draw:text-style-name="P13" draw:layer="layout" svg:x1="22.551cm" svg:y1="5.553cm" svg:x2="21.797cm" svg:y2="6.798cm">
          <text:p/>
        </draw:line>
        <draw:line draw:name="Straight Connector 2" draw:style-name="gr9" draw:text-style-name="P13" draw:layer="layout" svg:x1="14.008cm" svg:y1="8.283cm" svg:x2="14.008cm" svg:y2="12.343cm">
          <text:p/>
        </draw:line>
        <draw:line draw:name="Straight Connector 3" draw:style-name="gr9" draw:text-style-name="P13" draw:layer="layout" svg:x1="19.05cm" svg:y1="6.35cm" svg:x2="20.537cm" svg:y2="7.205cm">
          <text:p/>
        </draw:line>
        <draw:frame draw:style-name="gr12" draw:text-style-name="P16" draw:layer="layout" svg:width="3.057cm" svg:height="0.962cm" svg:x="16.149cm" svg:y="5.787cm">
          <draw:text-box>
            <text:p text:style-name="P15"><text:span text:style-name="T6">Streams</text:span></text:p>
          </draw:text-box>
        </draw:frame>
        <draw:custom-shape draw:name="Oval 1" draw:style-name="gr8" draw:text-style-name="P11" draw:layer="layout" svg:width="1.609cm" svg:height="1.609cm" svg:x="20.537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9" draw:text-style-name="P13" draw:layer="layout" svg:x1="21.326cm" svg:y1="8.275cm" svg:x2="21.326cm" svg:y2="12.335cm">
          <text:p/>
        </draw:line>
        <draw:custom-shape draw:name="Oval 2" draw:style-name="gr8" draw:text-style-name="P11" draw:layer="layout" svg:width="1.609cm" svg:height="1.609cm" svg:x="22.3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9" draw:text-style-name="P13" draw:layer="layout" svg:x1="23.108cm" svg:y1="8.274cm" svg:x2="23.108cm" svg:y2="12.334cm">
          <text:p/>
        </draw:line>
        <draw:line draw:name="Straight Connector 4" draw:style-name="gr9" draw:text-style-name="P13" draw:layer="layout" svg:x1="16.305cm" svg:y1="8.076cm" svg:x2="15.616cm" svg:y2="8.741cm">
          <text:p/>
        </draw:line>
        <draw:line draw:name="Straight Connector 5" draw:style-name="gr9" draw:text-style-name="P13" draw:layer="layout" svg:x1="19.028cm" svg:y1="8.064cm" svg:x2="19.717cm" svg:y2="8.729cm">
          <text:p/>
        </draw:line>
        <draw:custom-shape draw:style-name="gr13" draw:text-style-name="P17" draw:layer="layout" svg:width="14.974cm" svg:height="1.905cm" svg:x="10.263cm" svg:y="16.935cm">
          <text:p text:style-name="P15">Platform </text:p>
          <text:p text:style-name="P15">(HIP-Clang, CUDA, Intel Level Zero, OpenCL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name="Rectangle: Rounded Corners 4" draw:style-name="gr14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9" draw:style-name="gr15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6" draw:text-style-name="P19" draw:layer="layout" svg:width="14.496cm" svg:height="1.971cm" svg:x="10.36cm" svg:y="16.7cm">
          <text:p text:style-name="P18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" draw:text-style-name="P20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5" draw:layer="layout" svg:width="2.992cm" svg:height="1.013cm" svg:x="16.143cm" svg:y="7.756cm">
          <text:p text:style-name="P1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8" draw:text-style-name="P11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2" draw:style-name="gr19" draw:text-style-name="P21" draw:layer="layout" svg:width="3.057cm" svg:height="1.032cm" svg:x="16.103cm" svg:y="14.443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0" draw:text-style-name="P21" draw:layer="layout" svg:width="3.057cm" svg:height="1.032cm" svg:x="11.642cm" svg:y="14.7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" draw:text-style-name="P20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21" draw:text-style-name="P13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5" draw:style-name="gr22" draw:text-style-name="P22" draw:layer="layout" svg:width="3.057cm" svg:height="1.032cm" svg:x="16.096cm" svg:y="12.729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" draw:text-style-name="P22" draw:layer="layout" svg:width="3.057cm" svg:height="1.032cm" svg:x="20.53cm" svg:y="14.714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4" draw:text-style-name="P13" draw:layer="layout" svg:width="1.376cm" svg:height="1.983cm" svg:x="19.153cm" svg:y="13.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9" draw:style-name="gr5" draw:text-style-name="P5" draw:layer="layout" svg:width="4.665cm" svg:height="1.013cm" svg:x="10.852cm" svg:y="12.399cm">
          <text:p text:style-name="P14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23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5" draw:layer="layout" svg:width="4.711cm" svg:height="1.013cm" svg:x="19.803cm" svg:y="12.496cm">
          <text:p text:style-name="P14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9" draw:text-style-name="P13" draw:layer="layout" svg:x1="12.226cm" svg:y1="8.32cm" svg:x2="12.226cm" svg:y2="12.38cm">
          <text:p/>
        </draw:line>
        <draw:custom-shape draw:name="Oval 8" draw:style-name="gr18" draw:text-style-name="P11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9" draw:text-style-name="P13" draw:layer="layout" svg:x1="16.192cm" svg:y1="6.386cm" svg:x2="14.809cm" svg:y2="7.2cm">
          <text:p/>
        </draw:line>
        <draw:custom-shape draw:name="Rectangle: Rounded Corners 5" draw:style-name="gr26" draw:text-style-name="P4" draw:layer="layout" svg:width="2.596cm" svg:height="1.102cm" svg:x="11.834cm" svg:y="4.48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6" draw:style-name="gr26" draw:text-style-name="P4" draw:layer="layout" svg:width="2.596cm" svg:height="1.102cm" svg:x="21.709cm" svg:y="4.487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20" draw:style-name="gr11" draw:text-style-name="P13" draw:layer="layout" svg:x1="13.148cm" svg:y1="5.583cm" svg:x2="13.616cm" svg:y2="6.834cm">
          <text:p/>
        </draw:line>
        <draw:custom-shape draw:name="TextBox 11" draw:style-name="gr5" draw:text-style-name="P5" draw:layer="layout" svg:width="3.395cm" svg:height="1.775cm" svg:x="15.918cm" svg:y="1.841cm">
          <text:p text:style-name="P14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7" draw:text-style-name="P25" draw:layer="layout" svg:width="3.153cm" svg:height="0.864cm" svg:x="16.059cm" svg:y="11.085cm">
          <text:p text:style-name="P24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8" draw:text-style-name="P6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8" draw:layer="layout" svg:width="2.269cm" svg:height="0.843cm" draw:transform="rotate (1.5707963267949) translate (17.199cm 11.263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8" draw:text-style-name="P6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8" draw:layer="layout" svg:width="2.269cm" svg:height="0.843cm" draw:transform="rotate (1.5707963267949) translate (16.084cm 11.264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1" draw:text-style-name="P13" draw:layer="layout" svg:x1="22.551cm" svg:y1="5.589cm" svg:x2="21.797cm" svg:y2="6.834cm">
          <text:p/>
        </draw:line>
        <draw:line draw:name="Straight Connector 22" draw:style-name="gr9" draw:text-style-name="P13" draw:layer="layout" svg:x1="14.008cm" svg:y1="8.319cm" svg:x2="14.008cm" svg:y2="12.379cm">
          <text:p/>
        </draw:line>
        <draw:line draw:name="Straight Connector 23" draw:style-name="gr9" draw:text-style-name="P13" draw:layer="layout" svg:x1="19.05cm" svg:y1="6.386cm" svg:x2="20.537cm" svg:y2="7.241cm">
          <text:p/>
        </draw:line>
        <draw:frame draw:style-name="gr29" draw:text-style-name="P26" draw:layer="layout" svg:width="3.692cm" svg:height="1.673cm" svg:x="15.875cm" svg:y="5.116cm">
          <draw:text-box>
            <text:p text:style-name="P15">Command</text:p>
            <text:p text:style-name="P15">queues</text:p>
          </draw:text-box>
        </draw:frame>
        <draw:line draw:name="Straight Connector 24" draw:style-name="gr9" draw:text-style-name="P13" draw:layer="layout" svg:x1="16.059cm" svg:y1="11.949cm" svg:x2="15.407cm" svg:y2="12.38cm">
          <text:p/>
        </draw:line>
        <draw:line draw:name="Straight Connector 25" draw:style-name="gr9" draw:text-style-name="P13" draw:layer="layout" svg:x1="19.212cm" svg:y1="11.949cm" svg:x2="19.915cm" svg:y2="12.38cm">
          <text:p/>
        </draw:line>
        <draw:custom-shape draw:name="Oval 9" draw:style-name="gr18" draw:text-style-name="P11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" draw:style-name="gr9" draw:text-style-name="P13" draw:layer="layout" svg:x1="21.326cm" svg:y1="8.311cm" svg:x2="21.326cm" svg:y2="12.371cm">
          <text:p/>
        </draw:line>
        <draw:custom-shape draw:name="Oval 10" draw:style-name="gr18" draw:text-style-name="P11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9" draw:text-style-name="P13" draw:layer="layout" svg:x1="23.108cm" svg:y1="8.31cm" svg:x2="23.108cm" svg:y2="12.37cm">
          <text:p/>
        </draw:line>
      </draw:page>
      <draw:page draw:name="page3" draw:style-name="dp1" draw:master-page-name="Default">
        <draw:custom-shape draw:name="Rectangle: Rounded Corners 7" draw:style-name="gr14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31" draw:style-name="gr30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19" draw:layer="layout" svg:width="14.496cm" svg:height="1.971cm" svg:x="10.36cm" svg:y="16.7cm">
          <text:p text:style-name="P18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2" draw:text-style-name="P20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5" draw:layer="layout" svg:width="2.992cm" svg:height="1.013cm" svg:x="16.143cm" svg:y="7.756cm">
          <text:p text:style-name="P1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33" draw:text-style-name="P11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19" draw:text-style-name="P21" draw:layer="layout" svg:width="3.057cm" svg:height="1.032cm" svg:x="16.103cm" svg:y="14.443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0" draw:text-style-name="P21" draw:layer="layout" svg:width="3.057cm" svg:height="1.032cm" svg:x="11.642cm" svg:y="14.7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2" draw:text-style-name="P20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21" draw:text-style-name="P13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22" draw:text-style-name="P22" draw:layer="layout" svg:width="3.057cm" svg:height="1.032cm" svg:x="16.096cm" svg:y="12.729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3" draw:text-style-name="P22" draw:layer="layout" svg:width="3.057cm" svg:height="1.032cm" svg:x="20.53cm" svg:y="14.714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4" draw:text-style-name="P13" draw:layer="layout" svg:width="1.376cm" svg:height="1.983cm" svg:x="19.153cm" svg:y="13.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6" draw:style-name="gr5" draw:text-style-name="P5" draw:layer="layout" svg:width="4.665cm" svg:height="1.013cm" svg:x="10.852cm" svg:y="12.399cm">
          <text:p text:style-name="P14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23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" draw:text-style-name="P5" draw:layer="layout" svg:width="4.711cm" svg:height="1.013cm" svg:x="19.803cm" svg:y="12.496cm">
          <text:p text:style-name="P14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9" draw:text-style-name="P13" draw:layer="layout" svg:x1="12.226cm" svg:y1="8.32cm" svg:x2="12.226cm" svg:y2="12.38cm">
          <text:p/>
        </draw:line>
        <draw:custom-shape draw:name="Oval 12" draw:style-name="gr34" draw:text-style-name="P11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9" draw:text-style-name="P13" draw:layer="layout" svg:x1="16.192cm" svg:y1="6.386cm" svg:x2="14.809cm" svg:y2="7.2cm">
          <text:p/>
        </draw:line>
        <draw:custom-shape draw:name="Rectangle: Rounded Corners 8" draw:style-name="gr26" draw:text-style-name="P4" draw:layer="layout" svg:width="2.596cm" svg:height="1.102cm" svg:x="11.834cm" svg:y="4.48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9" draw:style-name="gr26" draw:text-style-name="P4" draw:layer="layout" svg:width="2.596cm" svg:height="1.102cm" svg:x="21.709cm" svg:y="4.487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30" draw:style-name="gr11" draw:text-style-name="P13" draw:layer="layout" svg:x1="13.148cm" svg:y1="5.583cm" svg:x2="13.616cm" svg:y2="6.834cm">
          <text:p/>
        </draw:line>
        <draw:custom-shape draw:name="TextBox 18" draw:style-name="gr5" draw:text-style-name="P5" draw:layer="layout" svg:width="3.395cm" svg:height="1.775cm" svg:x="15.918cm" svg:y="1.841cm">
          <text:p text:style-name="P14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7" draw:text-style-name="P25" draw:layer="layout" svg:width="3.153cm" svg:height="0.864cm" svg:x="16.059cm" svg:y="11.085cm">
          <text:p text:style-name="P24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8" draw:text-style-name="P6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8" draw:layer="layout" svg:width="2.269cm" svg:height="0.843cm" draw:transform="rotate (1.5707963267949) translate (17.199cm 11.263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8" draw:text-style-name="P6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8" draw:layer="layout" svg:width="2.269cm" svg:height="0.843cm" draw:transform="rotate (1.5707963267949) translate (16.084cm 11.264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1" draw:text-style-name="P13" draw:layer="layout" svg:x1="22.551cm" svg:y1="5.589cm" svg:x2="21.797cm" svg:y2="6.834cm">
          <text:p/>
        </draw:line>
        <draw:line draw:name="Straight Connector 32" draw:style-name="gr9" draw:text-style-name="P13" draw:layer="layout" svg:x1="14.008cm" svg:y1="8.319cm" svg:x2="14.008cm" svg:y2="12.379cm">
          <text:p/>
        </draw:line>
        <draw:line draw:name="Straight Connector 33" draw:style-name="gr9" draw:text-style-name="P13" draw:layer="layout" svg:x1="19.05cm" svg:y1="6.386cm" svg:x2="20.537cm" svg:y2="7.241cm">
          <text:p/>
        </draw:line>
        <draw:frame draw:style-name="gr29" draw:text-style-name="P26" draw:layer="layout" svg:width="3.692cm" svg:height="1.673cm" svg:x="15.875cm" svg:y="5.116cm">
          <draw:text-box>
            <text:p text:style-name="P15">Command</text:p>
            <text:p text:style-name="P15">queues</text:p>
          </draw:text-box>
        </draw:frame>
        <draw:line draw:name="Straight Connector 34" draw:style-name="gr9" draw:text-style-name="P13" draw:layer="layout" svg:x1="16.059cm" svg:y1="11.949cm" svg:x2="15.407cm" svg:y2="12.38cm">
          <text:p/>
        </draw:line>
        <draw:line draw:name="Straight Connector 35" draw:style-name="gr9" draw:text-style-name="P13" draw:layer="layout" svg:x1="19.212cm" svg:y1="11.949cm" svg:x2="19.915cm" svg:y2="12.38cm">
          <text:p/>
        </draw:line>
        <draw:custom-shape draw:name="Oval 13" draw:style-name="gr33" draw:text-style-name="P11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9" draw:text-style-name="P13" draw:layer="layout" svg:x1="21.326cm" svg:y1="8.311cm" svg:x2="21.326cm" svg:y2="12.371cm">
          <text:p/>
        </draw:line>
        <draw:custom-shape draw:name="Oval 14" draw:style-name="gr33" draw:text-style-name="P11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9" draw:text-style-name="P13" draw:layer="layout" svg:x1="23.108cm" svg:y1="8.31cm" svg:x2="23.108cm" svg:y2="12.37cm">
          <text:p/>
        </draw:line>
      </draw:page>
      <draw:page draw:name="page4" draw:style-name="dp1" draw:master-page-name="Default">
        <draw:custom-shape draw:name="Rectangle: Rounded Corners 10" draw:style-name="gr14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43" draw:style-name="gr35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6" draw:text-style-name="P19" draw:layer="layout" svg:width="14.496cm" svg:height="1.971cm" svg:x="10.36cm" svg:y="16.682cm">
          <text:p text:style-name="P18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7" draw:text-style-name="P20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5" draw:layer="layout" svg:width="2.992cm" svg:height="1.013cm" svg:x="16.143cm" svg:y="7.738cm">
          <text:p text:style-name="P1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8" draw:text-style-name="P11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38" draw:text-style-name="P21" draw:layer="layout" svg:width="3.057cm" svg:height="1.032cm" svg:x="16.103cm" svg:y="14.42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9" draw:text-style-name="P21" draw:layer="layout" svg:width="3.057cm" svg:height="1.032cm" svg:x="11.642cm" svg:y="14.73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7" draw:text-style-name="P20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21" draw:text-style-name="P13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9" draw:style-name="gr40" draw:text-style-name="P22" draw:layer="layout" svg:width="3.057cm" svg:height="1.032cm" svg:x="16.096cm" svg:y="12.711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41" draw:text-style-name="P22" draw:layer="layout" svg:width="3.057cm" svg:height="1.032cm" svg:x="20.53cm" svg:y="14.696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24" draw:text-style-name="P13" draw:layer="layout" svg:width="1.376cm" svg:height="1.983cm" svg:x="19.153cm" svg:y="13.2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2" draw:style-name="gr5" draw:text-style-name="P5" draw:layer="layout" svg:width="4.665cm" svg:height="1.013cm" svg:x="10.852cm" svg:y="12.381cm">
          <text:p text:style-name="P14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2" draw:text-style-name="P23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5" draw:layer="layout" svg:width="4.711cm" svg:height="1.013cm" svg:x="19.803cm" svg:y="12.478cm">
          <text:p text:style-name="P14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9" draw:text-style-name="P13" draw:layer="layout" svg:x1="12.226cm" svg:y1="8.302cm" svg:x2="12.226cm" svg:y2="12.362cm">
          <text:p/>
        </draw:line>
        <draw:custom-shape draw:name="Oval 16" draw:style-name="gr8" draw:text-style-name="P11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9" draw:style-name="gr9" draw:text-style-name="P13" draw:layer="layout" svg:x1="16.192cm" svg:y1="6.368cm" svg:x2="14.809cm" svg:y2="7.182cm">
          <text:p/>
        </draw:line>
        <draw:custom-shape draw:name="Rectangle: Rounded Corners 11" draw:style-name="gr26" draw:text-style-name="P4" draw:layer="layout" svg:width="2.596cm" svg:height="1.102cm" svg:x="11.834cm" svg:y="4.463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2" draw:style-name="gr26" draw:text-style-name="P4" draw:layer="layout" svg:width="2.596cm" svg:height="1.102cm" svg:x="21.709cm" svg:y="4.469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40" draw:style-name="gr11" draw:text-style-name="P13" draw:layer="layout" svg:x1="13.148cm" svg:y1="5.565cm" svg:x2="13.616cm" svg:y2="6.816cm">
          <text:p/>
        </draw:line>
        <draw:custom-shape draw:name="TextBox 24" draw:style-name="gr5" draw:text-style-name="P5" draw:layer="layout" svg:width="3.395cm" svg:height="1.775cm" svg:x="15.918cm" svg:y="1.823cm">
          <text:p text:style-name="P14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7" draw:text-style-name="P25" draw:layer="layout" svg:width="3.153cm" svg:height="0.864cm" svg:x="16.059cm" svg:y="11.067cm">
          <text:p text:style-name="P24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8" draw:text-style-name="P6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7" draw:text-style-name="P8" draw:layer="layout" svg:width="2.269cm" svg:height="0.843cm" draw:transform="rotate (1.5707963267949) translate (17.199cm 11.245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8" draw:text-style-name="P6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" draw:text-style-name="P8" draw:layer="layout" svg:width="2.269cm" svg:height="0.843cm" draw:transform="rotate (1.5707963267949) translate (16.084cm 11.246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" draw:style-name="gr11" draw:text-style-name="P13" draw:layer="layout" svg:x1="22.551cm" svg:y1="5.571cm" svg:x2="21.797cm" svg:y2="6.816cm">
          <text:p/>
        </draw:line>
        <draw:line draw:name="Straight Connector 42" draw:style-name="gr9" draw:text-style-name="P13" draw:layer="layout" svg:x1="14.008cm" svg:y1="8.301cm" svg:x2="14.008cm" svg:y2="12.361cm">
          <text:p/>
        </draw:line>
        <draw:line draw:name="Straight Connector 43" draw:style-name="gr9" draw:text-style-name="P13" draw:layer="layout" svg:x1="19.05cm" svg:y1="6.368cm" svg:x2="20.537cm" svg:y2="7.223cm">
          <text:p/>
        </draw:line>
        <draw:frame draw:style-name="gr29" draw:text-style-name="P26" draw:layer="layout" svg:width="3.692cm" svg:height="1.673cm" svg:x="15.875cm" svg:y="5.098cm">
          <draw:text-box>
            <text:p text:style-name="P15">Command</text:p>
            <text:p text:style-name="P15">queues</text:p>
          </draw:text-box>
        </draw:frame>
        <draw:line draw:name="Straight Connector 44" draw:style-name="gr9" draw:text-style-name="P13" draw:layer="layout" svg:x1="16.059cm" svg:y1="11.931cm" svg:x2="15.407cm" svg:y2="12.362cm">
          <text:p/>
        </draw:line>
        <draw:line draw:name="Straight Connector 45" draw:style-name="gr9" draw:text-style-name="P13" draw:layer="layout" svg:x1="19.212cm" svg:y1="11.931cm" svg:x2="19.915cm" svg:y2="12.362cm">
          <text:p/>
        </draw:line>
        <draw:custom-shape draw:name="Oval 17" draw:style-name="gr8" draw:text-style-name="P11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" draw:style-name="gr9" draw:text-style-name="P13" draw:layer="layout" svg:x1="21.326cm" svg:y1="8.293cm" svg:x2="21.326cm" svg:y2="12.353cm">
          <text:p/>
        </draw:line>
        <draw:custom-shape draw:name="Oval 18" draw:style-name="gr8" draw:text-style-name="P11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9" draw:text-style-name="P13" draw:layer="layout" svg:x1="23.108cm" svg:y1="8.292cm" svg:x2="23.108cm" svg:y2="12.352cm">
          <text:p/>
        </draw:line>
      </draw:page>
      <draw:page draw:name="page5" draw:style-name="dp1" draw:master-page-name="Default">
        <draw:custom-shape draw:name="Rectangle: Rounded Corners 13" draw:style-name="gr14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55" draw:style-name="gr35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6" draw:text-style-name="P19" draw:layer="layout" svg:width="14.496cm" svg:height="1.971cm" svg:x="10.36cm" svg:y="16.682cm">
          <text:p text:style-name="P18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37" draw:text-style-name="P20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5" draw:layer="layout" svg:width="2.992cm" svg:height="1.013cm" svg:x="16.143cm" svg:y="7.738cm">
          <text:p text:style-name="P14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8" draw:text-style-name="P11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8" draw:style-name="gr43" draw:text-style-name="P21" draw:layer="layout" svg:width="3.057cm" svg:height="1.032cm" svg:x="16.103cm" svg:y="14.42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9" draw:text-style-name="P21" draw:layer="layout" svg:width="3.057cm" svg:height="1.032cm" svg:x="11.642cm" svg:y="14.73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7" draw:text-style-name="P20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21" draw:text-style-name="P13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61" draw:style-name="gr44" draw:text-style-name="P22" draw:layer="layout" svg:width="3.057cm" svg:height="1.032cm" svg:x="16.096cm" svg:y="12.711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41" draw:text-style-name="P22" draw:layer="layout" svg:width="3.057cm" svg:height="1.032cm" svg:x="20.53cm" svg:y="14.696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24" draw:text-style-name="P13" draw:layer="layout" svg:width="1.376cm" svg:height="1.983cm" svg:x="19.153cm" svg:y="13.2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8" draw:style-name="gr5" draw:text-style-name="P5" draw:layer="layout" svg:width="4.665cm" svg:height="1.013cm" svg:x="10.852cm" svg:y="12.381cm">
          <text:p text:style-name="P14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42" draw:text-style-name="P23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5" draw:layer="layout" svg:width="4.711cm" svg:height="1.013cm" svg:x="19.803cm" svg:y="12.478cm">
          <text:p text:style-name="P14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" draw:style-name="gr9" draw:text-style-name="P13" draw:layer="layout" svg:x1="12.226cm" svg:y1="8.302cm" svg:x2="12.226cm" svg:y2="12.362cm">
          <text:p/>
        </draw:line>
        <draw:custom-shape draw:name="Oval 20" draw:style-name="gr8" draw:text-style-name="P11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9" draw:text-style-name="P13" draw:layer="layout" svg:x1="16.192cm" svg:y1="6.368cm" svg:x2="14.809cm" svg:y2="7.182cm">
          <text:p/>
        </draw:line>
        <draw:custom-shape draw:name="Rectangle: Rounded Corners 14" draw:style-name="gr26" draw:text-style-name="P4" draw:layer="layout" svg:width="2.596cm" svg:height="1.102cm" svg:x="11.834cm" svg:y="4.463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: Rounded Corners 15" draw:style-name="gr26" draw:text-style-name="P4" draw:layer="layout" svg:width="2.596cm" svg:height="1.102cm" svg:x="21.709cm" svg:y="4.469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Straight Connector 50" draw:style-name="gr11" draw:text-style-name="P13" draw:layer="layout" svg:x1="13.148cm" svg:y1="5.565cm" svg:x2="13.616cm" svg:y2="6.816cm">
          <text:p/>
        </draw:line>
        <draw:custom-shape draw:name="TextBox 30" draw:style-name="gr5" draw:text-style-name="P5" draw:layer="layout" svg:width="3.395cm" svg:height="1.775cm" svg:x="15.918cm" svg:y="1.823cm">
          <text:p text:style-name="P14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45" draw:text-style-name="P25" draw:layer="layout" svg:width="3.153cm" svg:height="0.864cm" svg:x="16.059cm" svg:y="11.067cm">
          <text:p text:style-name="P24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6" draw:text-style-name="P6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7" draw:text-style-name="P8" draw:layer="layout" svg:width="2.269cm" svg:height="0.843cm" draw:transform="rotate (1.5707963267949) translate (17.199cm 11.245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6" draw:text-style-name="P6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8" draw:layer="layout" svg:width="2.269cm" svg:height="0.843cm" draw:transform="rotate (1.5707963267949) translate (16.084cm 11.246cm)">
          <text:p text:style-name="P7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1" draw:text-style-name="P13" draw:layer="layout" svg:x1="22.551cm" svg:y1="5.571cm" svg:x2="21.797cm" svg:y2="6.816cm">
          <text:p/>
        </draw:line>
        <draw:line draw:name="Straight Connector 52" draw:style-name="gr9" draw:text-style-name="P13" draw:layer="layout" svg:x1="14.008cm" svg:y1="8.301cm" svg:x2="14.008cm" svg:y2="12.361cm">
          <text:p/>
        </draw:line>
        <draw:line draw:name="Straight Connector 53" draw:style-name="gr9" draw:text-style-name="P13" draw:layer="layout" svg:x1="19.05cm" svg:y1="6.368cm" svg:x2="20.537cm" svg:y2="7.223cm">
          <text:p/>
        </draw:line>
        <draw:frame draw:style-name="gr29" draw:text-style-name="P26" draw:layer="layout" svg:width="3.692cm" svg:height="1.673cm" svg:x="15.875cm" svg:y="5.098cm">
          <draw:text-box>
            <text:p text:style-name="P15">Command</text:p>
            <text:p text:style-name="P15">queues</text:p>
          </draw:text-box>
        </draw:frame>
        <draw:line draw:name="Straight Connector 54" draw:style-name="gr9" draw:text-style-name="P13" draw:layer="layout" svg:x1="16.059cm" svg:y1="11.931cm" svg:x2="15.407cm" svg:y2="12.362cm">
          <text:p/>
        </draw:line>
        <draw:line draw:name="Straight Connector 55" draw:style-name="gr9" draw:text-style-name="P13" draw:layer="layout" svg:x1="19.212cm" svg:y1="11.931cm" svg:x2="19.915cm" svg:y2="12.362cm">
          <text:p/>
        </draw:line>
        <draw:custom-shape draw:name="Oval 21" draw:style-name="gr8" draw:text-style-name="P11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6" draw:style-name="gr9" draw:text-style-name="P13" draw:layer="layout" svg:x1="21.326cm" svg:y1="8.293cm" svg:x2="21.326cm" svg:y2="12.353cm">
          <text:p/>
        </draw:line>
        <draw:custom-shape draw:name="Oval 22" draw:style-name="gr8" draw:text-style-name="P11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9" draw:text-style-name="P13" draw:layer="layout" svg:x1="23.108cm" svg:y1="8.292cm" svg:x2="23.108cm" svg:y2="12.3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3-01-23T15:39:01.163898795</dc:date>
    <meta:editing-duration>PT2H10M23S</meta:editing-duration>
    <meta:editing-cycles>16</meta:editing-cycles>
    <meta:generator>LibreOffice/7.3.7.2$Linux_X86_64 LibreOffice_project/30$Build-2</meta:generator>
    <meta:document-statistic meta:object-count="185"/>
  </office:meta>
</office:document-meta>
</file>